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foelenco" style:master-page-name="MP0" style:list-style-name="LFO1" style:family="paragraph">
      <style:paragraph-properties fo:break-before="page" fo:text-align="justify"/>
    </style:style>
    <style:style style:name="P2" style:parent-style-name="Paragrafoelenco" style:list-style-name="LFO1" style:family="paragraph">
      <style:paragraph-properties fo:text-align="justify"/>
    </style:style>
    <style:style style:name="P3" style:parent-style-name="Paragrafoelenco" style:list-style-name="LFO1" style:family="paragraph">
      <style:paragraph-properties fo:text-align="justify"/>
    </style:style>
    <style:style style:name="P4" style:parent-style-name="Paragrafoelenco" style:list-style-name="LFO1" style:family="paragraph">
      <style:paragraph-properties fo:text-align="justify"/>
    </style:style>
    <style:style style:name="P5" style:parent-style-name="Paragrafoelenco" style:list-style-name="LFO1" style:family="paragraph">
      <style:paragraph-properties fo:text-align="justify"/>
    </style:style>
    <style:style style:name="P6" style:parent-style-name="Paragrafoelenco" style:list-style-name="LFO1" style:family="paragraph">
      <style:paragraph-properties fo:text-align="justify"/>
    </style:style>
    <style:style style:name="P7" style:parent-style-name="Paragrafoelenco" style:list-style-name="LFO1" style:family="paragraph">
      <style:paragraph-properties fo:text-align="justify"/>
    </style:style>
    <style:style style:name="P8" style:parent-style-name="Paragrafoelenco" style:list-style-name="LFO1" style:family="paragraph">
      <style:paragraph-properties fo:text-align="justify"/>
    </style:style>
    <style:style style:name="P9" style:parent-style-name="Paragrafoelenco" style:list-style-name="LFO1" style:family="paragraph">
      <style:paragraph-properties fo:text-align="justify"/>
    </style:style>
    <style:style style:name="P10" style:parent-style-name="Paragrafoelenco" style:list-style-name="LFO1" style:family="paragraph">
      <style:paragraph-properties fo:text-align="justify"/>
    </style:style>
    <style:style style:name="P11" style:parent-style-name="Paragrafoelenco" style:list-style-name="LFO1" style:family="paragraph">
      <style:paragraph-properties fo:text-align="justify"/>
    </style:style>
    <style:style style:name="P12" style:parent-style-name="Paragrafoelenco" style:list-style-name="LFO1" style:family="paragraph">
      <style:paragraph-properties fo:text-align="justify"/>
    </style:style>
    <style:style style:name="P13" style:parent-style-name="Paragrafoelenco" style:list-style-name="LFO1" style:family="paragraph">
      <style:paragraph-properties fo:text-align="justify"/>
    </style:style>
    <style:style style:name="P14" style:parent-style-name="Paragrafoelenco" style:list-style-name="LFO1" style:family="paragraph">
      <style:paragraph-properties fo:text-align="justify"/>
    </style:style>
    <style:style style:name="P15" style:parent-style-name="Paragrafoelenco" style:list-style-name="LFO1" style:family="paragraph">
      <style:paragraph-properties fo:text-align="justify"/>
    </style:style>
    <style:style style:name="P16" style:parent-style-name="Paragrafoelenco" style:list-style-name="LFO1" style:family="paragraph">
      <style:paragraph-properties fo:text-align="justify"/>
    </style:style>
    <style:style style:name="P17" style:parent-style-name="Paragrafoelenco" style:list-style-name="LFO1" style:family="paragraph">
      <style:paragraph-properties fo:text-align="justify"/>
    </style:style>
    <style:style style:name="P18" style:parent-style-name="Paragrafoelenco" style:list-style-name="LFO1" style:family="paragraph">
      <style:paragraph-properties fo:text-align="justify"/>
    </style:style>
    <style:style style:name="P19" style:parent-style-name="Paragrafoelenco" style:list-style-name="LFO1" style:family="paragraph">
      <style:paragraph-properties fo:text-align="justify"/>
    </style:style>
    <style:style style:name="P20" style:parent-style-name="Paragrafoelenco" style:list-style-name="LFO1" style:family="paragraph">
      <style:paragraph-properties fo:text-align="justify"/>
    </style:style>
    <style:style style:name="P21" style:parent-style-name="Paragrafoelenco" style:list-style-name="LFO1" style:family="paragraph">
      <style:paragraph-properties fo:text-align="justify"/>
    </style:style>
    <style:style style:name="P22" style:parent-style-name="Paragrafoelenco" style:list-style-name="LFO1" style:family="paragraph">
      <style:paragraph-properties fo:text-align="justify"/>
    </style:style>
    <style:style style:name="P23" style:parent-style-name="Normale" style:family="paragraph">
      <style:paragraph-properties fo:text-align="justify"/>
    </style:style>
  </office:automatic-styles>
  <office:body>
    <office:text text:use-soft-page-breaks="true">
      <text:list text:style-name="LFO1" text:continue-numbering="true">
        <text:list-item>
          <text:p text:style-name="P1">Pazienti</text:p>
          <text:list text:continue-numbering="true">
            <text:list-item>
              <text:p text:style-name="P2">Creazione: Compilare i vari campi e premere il tasto aggiungi</text:p>
            </text:list-item>
            <text:list-item>
              <text:p text:style-name="P3">Informazioni: Doppio click destro su una qualsiasi riga della tabella per aprire l’interfaccia dell’utente selezionato, doppio click sinistro per eliminare l’utente</text:p>
              <text:list text:continue-numbering="true">
                <text:list-item>
                  <text:p text:style-name="P4">Gestione: funzione per l’aggiornamento dei dati del paziente</text:p>
                </text:list-item>
                <text:list-item>
                  <text:p text:style-name="P5">Aggiunta di un vaccino normale: selezionare dalla combobox il vaccino, data di somministrazione, lotto, scadenza, data di produzione e dose. Doppio click destro sulla tabella delle vaccinazioni per poterlo rimuovere</text:p>
                </text:list-item>
                <text:list-item>
                  <text:p text:style-name="P6">Medico di base: doppio click sulla riga della tabella associata per aggiungere il medico, per rimuovere il medico click sul pulsante cambia e premere no, per cambiare solo medico premere si e poi selezionare un nuovo medico dalla tabella, in caso di non selezione la modifica non verrà salvata</text:p>
                </text:list-item>
              </text:list>
            </text:list-item>
          </text:list>
        </text:list-item>
        <text:list-item>
          <text:p text:style-name="P7">Personale Medico</text:p>
          <text:list text:continue-numbering="true">
            <text:list-item>
              <text:p text:style-name="P8">Creazione: Compilare i vari campi e premere il tasto aggiungi</text:p>
            </text:list-item>
            <text:list-item>
              <text:p text:style-name="P9">Informazioni: Doppio click destro su una qualsiasi riga della tabella per aprire l’interfaccia dell’utente selezionato, doppio click sinistro per eliminare l’utente</text:p>
              <text:list text:continue-numbering="true">
                <text:list-item>
                  <text:p text:style-name="P10">Gestione: funzione per l’aggiornamento dei dati del personale selezionato, possibilità di visione studio o lista operatori, possibilità di aggiungere la persona nella lista degli operatori per le strutture covid</text:p>
                </text:list-item>
                <text:list-item>
                  <text:p text:style-name="P11">Visualizzazione Pazienti, doppio click destro per accedere al pannello dell’utente selezionato</text:p>
                </text:list-item>
              </text:list>
            </text:list-item>
          </text:list>
        </text:list-item>
        <text:list-item>
          <text:p text:style-name="P12">Operatori</text:p>
          <text:list text:continue-numbering="true">
            <text:list-item>
              <text:p text:style-name="P13">Modifica: doppio click destro per vedere le informazioni, doppio click sinistro per eliminare.</text:p>
            </text:list-item>
          </text:list>
        </text:list-item>
        <text:list-item>
          <text:p text:style-name="P14">Vaccini</text:p>
          <text:list text:continue-numbering="true">
            <text:list-item>
              <text:p text:style-name="P15">Creazione: Compilare i vari campi e premere il tasto aggiungi</text:p>
            </text:list-item>
            <text:list-item>
              <text:p text:style-name="P16">Informazioni: doppio click destro per vedere il pannello vaccino, doppio click sinistro per eliminarlo.</text:p>
            </text:list-item>
          </text:list>
        </text:list-item>
        <text:list-item>
          <text:p text:style-name="P17">Strutture</text:p>
          <text:list text:continue-numbering="true">
            <text:list-item>
              <text:p text:style-name="P18">Creazione: Compilare i vari campi e premere il tasto aggiungi</text:p>
            </text:list-item>
            <text:list-item>
              <text:p text:style-name="P19">Informazioni: Doppio click destro su una qualsiasi riga della tabella per vedere le informazioni della struttura, doppio click sinistro per eliminare la struttura</text:p>
              <text:list text:continue-numbering="true">
                <text:list-item>
                  <text:p text:style-name="P20">Possibilità di modifica dati struttura</text:p>
                </text:list-item>
                <text:list-item>
                  <text:p text:style-name="P21">Aggiunta orari: selezionare giorno, ora di inizio ora di fine e premere aggiungi, doppio click destro sulla tabella per eliminare l’orario.</text:p>
                </text:list-item>
                <text:list-item>
                  <text:p text:style-name="P22">Turni: selezionare giorno, inizio e fine, doppio click su un operatore della lista per poter inserire il turno, un turno in una struttura comporta che quell’operatore la potrà lavorare solo in quella struttura. Doppio click destro sulla tabella per rimuovere un turno.<text:tab/></text:p>
                </text:list-item>
              </text:list>
            </text:list-item>
          </text:list>
        </text:list-item>
      </text:list>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e Venturin</meta:initial-creator>
    <dc:creator>Davide Venturin</dc:creator>
    <meta:creation-date>2021-02-24T14:44:00Z</meta:creation-date>
    <dc:date>2021-02-24T15:00:00Z</dc:date>
    <meta:template xlink:href="Normal" xlink:type="simple"/>
    <meta:editing-cycles>1</meta:editing-cycles>
    <meta:editing-duration>PT960S</meta:editing-duration>
    <meta:document-statistic meta:page-count="1" meta:paragraph-count="4" meta:word-count="346" meta:character-count="2318" meta:row-count="16" meta:non-whitespace-character-count="1976"/>
  </office:meta>
</office:document-meta>
</file>